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path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Пояснение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Длина шага сразу становится 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Робот сделает 10 шагов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20" calcext:value-type="float">
            <text:p>42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Робот сделает 20 шагов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6T13:01:11.369771241</meta:creation-date>
    <dc:date>2020-10-16T13:51:10.122836342</dc:date>
    <meta:editing-duration>PT49M57S</meta:editing-duration>
    <meta:editing-cycles>4</meta:editing-cycles>
    <meta:generator>LibreOffice/6.4.5.2$Linux_X86_64 LibreOffice_project/40$Build-2</meta:generator>
    <meta:document-statistic meta:table-count="1" meta:cell-count="20" meta:object-count="0"/>
  </office:meta>
</office:document-meta>
</file>